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5f20f" officeooo:paragraph-rsid="0015f20f"/>
    </style:style>
    <style:style style:name="P3" style:family="paragraph" style:parent-style-name="Standard">
      <style:text-properties officeooo:rsid="00171ed5" officeooo:paragraph-rsid="00171ed5"/>
    </style:style>
    <style:style style:name="P4" style:family="paragraph" style:parent-style-name="Standard">
      <style:text-properties officeooo:rsid="00171ed5" officeooo:paragraph-rsid="00171ed5"/>
    </style:style>
    <style:style style:name="P5" style:family="paragraph" style:parent-style-name="Standard">
      <style:text-properties officeooo:rsid="001a01ab" officeooo:paragraph-rsid="001a01ab"/>
    </style:style>
    <style:style style:name="T1" style:family="text">
      <style:text-properties officeooo:rsid="00171e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2">Give paths to all subroutines <text:span text:style-name="T1">called </text:span>in each project intro</text:p>
      <text:p text:style-name="P2"/>
      <text:p text:style-name="P3">Pin change interrupts:<text:tab/><text:tab/>Use pci not PCI</text:p>
      <text:p text:style-name="P3">Timers<text:tab/><text:tab/><text:tab/><text:tab/>Use Timerx not timer x</text:p>
      <text:p text:style-name="P3"/>
      <text:p text:style-name="P3"/>
      <text:p text:style-name="P5">Projects 5A and 5B checked</text:p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2-28T10:15:26.726000000</dc:date>
    <meta:editing-duration>PT46M33S</meta:editing-duration>
    <meta:editing-cycles>4</meta:editing-cycles>
    <meta:document-statistic meta:table-count="0" meta:image-count="0" meta:object-count="0" meta:page-count="1" meta:paragraph-count="8" meta:word-count="39" meta:character-count="265" meta:non-whitespace-character-count="220"/>
  </office:meta>
</office:document-meta>
</file>